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WCMYKOV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EC2BIN([.B3])" office:value-type="string" office:string-value="0">
            <text:p>0</text:p>
          </table:table-cell>
          <table:table-cell table:formula="of:=BITAND([.B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DEC2BIN([.B4])" office:value-type="string" office:string-value="1">
            <text:p>1</text:p>
          </table:table-cell>
          <table:table-cell table:formula="of:=BITAND([.B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DEC2BIN([.B5])" office:value-type="string" office:string-value="10">
            <text:p>10</text:p>
          </table:table-cell>
          <table:table-cell table:formula="of:=BITAND([.B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DEC2BIN([.B6])" office:value-type="string" office:string-value="11">
            <text:p>11</text:p>
          </table:table-cell>
          <table:table-cell table:formula="of:=BITAND([.B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DEC2BIN([.B7])" office:value-type="string" office:string-value="100">
            <text:p>100</text:p>
          </table:table-cell>
          <table:table-cell table:formula="of:=BITAND([.B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DEC2BIN([.B8])" office:value-type="string" office:string-value="101">
            <text:p>101</text:p>
          </table:table-cell>
          <table:table-cell table:formula="of:=BITAND([.B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DEC2BIN([.B9])" office:value-type="string" office:string-value="110">
            <text:p>110</text:p>
          </table:table-cell>
          <table:table-cell table:formula="of:=BITAND([.B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DEC2BIN([.B10])" office:value-type="string" office:string-value="111">
            <text:p>111</text:p>
          </table:table-cell>
          <table:table-cell table:formula="of:=BITAND([.B10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DEC2BIN([.B11])" office:value-type="string" office:string-value="1000">
            <text:p>1000</text:p>
          </table:table-cell>
          <table:table-cell table:formula="of:=BITAND([.B11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DEC2BIN([.B12])" office:value-type="string" office:string-value="1001">
            <text:p>1001</text:p>
          </table:table-cell>
          <table:table-cell table:formula="of:=BITAND([.B12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DEC2BIN([.B13])" office:value-type="string" office:string-value="1010">
            <text:p>1010</text:p>
          </table:table-cell>
          <table:table-cell table:formula="of:=BITAND([.B1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DEC2BIN([.B14])" office:value-type="string" office:string-value="1011">
            <text:p>1011</text:p>
          </table:table-cell>
          <table:table-cell table:formula="of:=BITAND([.B1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DEC2BIN([.B15])" office:value-type="string" office:string-value="1100">
            <text:p>1100</text:p>
          </table:table-cell>
          <table:table-cell table:formula="of:=BITAND([.B15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DEC2BIN([.B16])" office:value-type="string" office:string-value="1101">
            <text:p>1101</text:p>
          </table:table-cell>
          <table:table-cell table:formula="of:=BITAND([.B16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DEC2BIN([.B17])" office:value-type="string" office:string-value="1110">
            <text:p>1110</text:p>
          </table:table-cell>
          <table:table-cell table:formula="of:=BITAND([.B1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DEC2BIN([.B18])" office:value-type="string" office:string-value="1111">
            <text:p>1111</text:p>
          </table:table-cell>
          <table:table-cell table:formula="of:=BITAND([.B1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DEC2BIN([.B19])" office:value-type="string" office:string-value="10000">
            <text:p>10000</text:p>
          </table:table-cell>
          <table:table-cell table:formula="of:=BITAND([.B19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DEC2BIN([.B20])" office:value-type="string" office:string-value="10001">
            <text:p>10001</text:p>
          </table:table-cell>
          <table:table-cell table:formula="of:=BITAND([.B20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DEC2BIN([.B21])" office:value-type="string" office:string-value="10010">
            <text:p>10010</text:p>
          </table:table-cell>
          <table:table-cell table:formula="of:=BITAND([.B21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DEC2BIN([.B22])" office:value-type="string" office:string-value="10011">
            <text:p>10011</text:p>
          </table:table-cell>
          <table:table-cell table:formula="of:=BITAND([.B22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DEC2BIN([.B23])" office:value-type="string" office:string-value="10100">
            <text:p>10100</text:p>
          </table:table-cell>
          <table:table-cell table:formula="of:=BITAND([.B23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DEC2BIN([.B24])" office:value-type="string" office:string-value="10101">
            <text:p>10101</text:p>
          </table:table-cell>
          <table:table-cell table:formula="of:=BITAND([.B24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DEC2BIN([.B25])" office:value-type="string" office:string-value="10110">
            <text:p>10110</text:p>
          </table:table-cell>
          <table:table-cell table:formula="of:=BITAND([.B25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DEC2BIN([.B26])" office:value-type="string" office:string-value="10111">
            <text:p>10111</text:p>
          </table:table-cell>
          <table:table-cell table:formula="of:=BITAND([.B26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DEC2BIN([.B27])" office:value-type="string" office:string-value="11000">
            <text:p>11000</text:p>
          </table:table-cell>
          <table:table-cell table:formula="of:=BITAND([.B27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DEC2BIN([.B28])" office:value-type="string" office:string-value="11001">
            <text:p>11001</text:p>
          </table:table-cell>
          <table:table-cell table:formula="of:=BITAND([.B28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DEC2BIN([.B29])" office:value-type="string" office:string-value="11010">
            <text:p>11010</text:p>
          </table:table-cell>
          <table:table-cell table:formula="of:=BITAND([.B29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DEC2BIN([.B30])" office:value-type="string" office:string-value="11011">
            <text:p>11011</text:p>
          </table:table-cell>
          <table:table-cell table:formula="of:=BITAND([.B30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DEC2BIN([.B31])" office:value-type="string" office:string-value="11100">
            <text:p>11100</text:p>
          </table:table-cell>
          <table:table-cell table:formula="of:=BITAND([.B31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DEC2BIN([.B32])" office:value-type="string" office:string-value="11101">
            <text:p>11101</text:p>
          </table:table-cell>
          <table:table-cell table:formula="of:=BITAND([.B32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DEC2BIN([.B33])" office:value-type="string" office:string-value="11110">
            <text:p>11110</text:p>
          </table:table-cell>
          <table:table-cell table:formula="of:=BITAND([.B33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DEC2BIN([.B34])" office:value-type="string" office:string-value="11111">
            <text:p>11111</text:p>
          </table:table-cell>
          <table:table-cell table:formula="of:=BITAND([.B34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DEC2BIN([.B35])" office:value-type="string" office:string-value="100000">
            <text:p>100000</text:p>
          </table:table-cell>
          <table:table-cell table:formula="of:=BITAND([.B3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DEC2BIN([.B36])" office:value-type="string" office:string-value="100001">
            <text:p>100001</text:p>
          </table:table-cell>
          <table:table-cell table:formula="of:=BITAND([.B3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DEC2BIN([.B37])" office:value-type="string" office:string-value="100010">
            <text:p>100010</text:p>
          </table:table-cell>
          <table:table-cell table:formula="of:=BITAND([.B37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DEC2BIN([.B38])" office:value-type="string" office:string-value="100011">
            <text:p>100011</text:p>
          </table:table-cell>
          <table:table-cell table:formula="of:=BITAND([.B38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DEC2BIN([.B39])" office:value-type="string" office:string-value="100100">
            <text:p>100100</text:p>
          </table:table-cell>
          <table:table-cell table:formula="of:=BITAND([.B3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DEC2BIN([.B40])" office:value-type="string" office:string-value="100101">
            <text:p>100101</text:p>
          </table:table-cell>
          <table:table-cell table:formula="of:=BITAND([.B40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DEC2BIN([.B41])" office:value-type="string" office:string-value="100110">
            <text:p>100110</text:p>
          </table:table-cell>
          <table:table-cell table:formula="of:=BITAND([.B41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DEC2BIN([.B42])" office:value-type="string" office:string-value="100111">
            <text:p>100111</text:p>
          </table:table-cell>
          <table:table-cell table:formula="of:=BITAND([.B42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DEC2BIN([.B43])" office:value-type="string" office:string-value="101000">
            <text:p>101000</text:p>
          </table:table-cell>
          <table:table-cell table:formula="of:=BITAND([.B4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DEC2BIN([.B44])" office:value-type="string" office:string-value="101001">
            <text:p>101001</text:p>
          </table:table-cell>
          <table:table-cell table:formula="of:=BITAND([.B4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DEC2BIN([.B45])" office:value-type="string" office:string-value="101010">
            <text:p>101010</text:p>
          </table:table-cell>
          <table:table-cell table:formula="of:=BITAND([.B4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DEC2BIN([.B46])" office:value-type="string" office:string-value="101011">
            <text:p>101011</text:p>
          </table:table-cell>
          <table:table-cell table:formula="of:=BITAND([.B4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DEC2BIN([.B47])" office:value-type="string" office:string-value="101100">
            <text:p>101100</text:p>
          </table:table-cell>
          <table:table-cell table:formula="of:=BITAND([.B4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DEC2BIN([.B48])" office:value-type="string" office:string-value="101101">
            <text:p>101101</text:p>
          </table:table-cell>
          <table:table-cell table:formula="of:=BITAND([.B4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DEC2BIN([.B49])" office:value-type="string" office:string-value="101110">
            <text:p>101110</text:p>
          </table:table-cell>
          <table:table-cell table:formula="of:=BITAND([.B4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DEC2BIN([.B50])" office:value-type="string" office:string-value="101111">
            <text:p>101111</text:p>
          </table:table-cell>
          <table:table-cell table:formula="of:=BITAND([.B50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DEC2BIN([.B51])" office:value-type="string" office:string-value="110000">
            <text:p>110000</text:p>
          </table:table-cell>
          <table:table-cell table:formula="of:=BITAND([.B51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DEC2BIN([.B52])" office:value-type="string" office:string-value="110001">
            <text:p>110001</text:p>
          </table:table-cell>
          <table:table-cell table:formula="of:=BITAND([.B52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DEC2BIN([.B53])" office:value-type="string" office:string-value="110010">
            <text:p>110010</text:p>
          </table:table-cell>
          <table:table-cell table:formula="of:=BITAND([.B5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DEC2BIN([.B54])" office:value-type="string" office:string-value="110011">
            <text:p>110011</text:p>
          </table:table-cell>
          <table:table-cell table:formula="of:=BITAND([.B5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DEC2BIN([.B55])" office:value-type="string" office:string-value="110100">
            <text:p>110100</text:p>
          </table:table-cell>
          <table:table-cell table:formula="of:=BITAND([.B55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DEC2BIN([.B56])" office:value-type="string" office:string-value="110101">
            <text:p>110101</text:p>
          </table:table-cell>
          <table:table-cell table:formula="of:=BITAND([.B56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DEC2BIN([.B57])" office:value-type="string" office:string-value="110110">
            <text:p>110110</text:p>
          </table:table-cell>
          <table:table-cell table:formula="of:=BITAND([.B5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DEC2BIN([.B58])" office:value-type="string" office:string-value="110111">
            <text:p>110111</text:p>
          </table:table-cell>
          <table:table-cell table:formula="of:=BITAND([.B5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DEC2BIN([.B59])" office:value-type="string" office:string-value="111000">
            <text:p>111000</text:p>
          </table:table-cell>
          <table:table-cell table:formula="of:=BITAND([.B59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EC2BIN([.B60])" office:value-type="string" office:string-value="111001">
            <text:p>111001</text:p>
          </table:table-cell>
          <table:table-cell table:formula="of:=BITAND([.B60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DEC2BIN([.B61])" office:value-type="string" office:string-value="111010">
            <text:p>111010</text:p>
          </table:table-cell>
          <table:table-cell table:formula="of:=BITAND([.B61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DEC2BIN([.B62])" office:value-type="string" office:string-value="111011">
            <text:p>111011</text:p>
          </table:table-cell>
          <table:table-cell table:formula="of:=BITAND([.B62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DEC2BIN([.B63])" office:value-type="string" office:string-value="111100">
            <text:p>111100</text:p>
          </table:table-cell>
          <table:table-cell table:formula="of:=BITAND([.B63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DEC2BIN([.B64])" office:value-type="string" office:string-value="111101">
            <text:p>111101</text:p>
          </table:table-cell>
          <table:table-cell table:formula="of:=BITAND([.B64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DEC2BIN([.B65])" office:value-type="string" office:string-value="111110">
            <text:p>111110</text:p>
          </table:table-cell>
          <table:table-cell table:formula="of:=BITAND([.B65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DEC2BIN([.B66])" office:value-type="string" office:string-value="111111">
            <text:p>111111</text:p>
          </table:table-cell>
          <table:table-cell table:formula="of:=BITAND([.B66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DEC2BIN([.B67])" office:value-type="string" office:string-value="1000000">
            <text:p>1000000</text:p>
          </table:table-cell>
          <table:table-cell table:formula="of:=BITAND([.B67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DEC2BIN([.B68])" office:value-type="string" office:string-value="1000001">
            <text:p>1000001</text:p>
          </table:table-cell>
          <table:table-cell table:formula="of:=BITAND([.B68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DEC2BIN([.B69])" office:value-type="string" office:string-value="1000010">
            <text:p>1000010</text:p>
          </table:table-cell>
          <table:table-cell table:formula="of:=BITAND([.B69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DEC2BIN([.B70])" office:value-type="string" office:string-value="1000011">
            <text:p>1000011</text:p>
          </table:table-cell>
          <table:table-cell table:formula="of:=BITAND([.B70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DEC2BIN([.B71])" office:value-type="string" office:string-value="1000100">
            <text:p>1000100</text:p>
          </table:table-cell>
          <table:table-cell table:formula="of:=BITAND([.B71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DEC2BIN([.B72])" office:value-type="string" office:string-value="1000101">
            <text:p>1000101</text:p>
          </table:table-cell>
          <table:table-cell table:formula="of:=BITAND([.B72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DEC2BIN([.B73])" office:value-type="string" office:string-value="1000110">
            <text:p>1000110</text:p>
          </table:table-cell>
          <table:table-cell table:formula="of:=BITAND([.B73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DEC2BIN([.B74])" office:value-type="string" office:string-value="1000111">
            <text:p>1000111</text:p>
          </table:table-cell>
          <table:table-cell table:formula="of:=BITAND([.B74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DEC2BIN([.B75])" office:value-type="string" office:string-value="1001000">
            <text:p>1001000</text:p>
          </table:table-cell>
          <table:table-cell table:formula="of:=BITAND([.B7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DEC2BIN([.B76])" office:value-type="string" office:string-value="1001001">
            <text:p>1001001</text:p>
          </table:table-cell>
          <table:table-cell table:formula="of:=BITAND([.B7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DEC2BIN([.B77])" office:value-type="string" office:string-value="1001010">
            <text:p>1001010</text:p>
          </table:table-cell>
          <table:table-cell table:formula="of:=BITAND([.B77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DEC2BIN([.B78])" office:value-type="string" office:string-value="1001011">
            <text:p>1001011</text:p>
          </table:table-cell>
          <table:table-cell table:formula="of:=BITAND([.B78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DEC2BIN([.B79])" office:value-type="string" office:string-value="1001100">
            <text:p>1001100</text:p>
          </table:table-cell>
          <table:table-cell table:formula="of:=BITAND([.B7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DEC2BIN([.B80])" office:value-type="string" office:string-value="1001101">
            <text:p>1001101</text:p>
          </table:table-cell>
          <table:table-cell table:formula="of:=BITAND([.B80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DEC2BIN([.B81])" office:value-type="string" office:string-value="1001110">
            <text:p>1001110</text:p>
          </table:table-cell>
          <table:table-cell table:formula="of:=BITAND([.B81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DEC2BIN([.B82])" office:value-type="string" office:string-value="1001111">
            <text:p>1001111</text:p>
          </table:table-cell>
          <table:table-cell table:formula="of:=BITAND([.B82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DEC2BIN([.B83])" office:value-type="string" office:string-value="1010000">
            <text:p>1010000</text:p>
          </table:table-cell>
          <table:table-cell table:formula="of:=BITAND([.B8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DEC2BIN([.B84])" office:value-type="string" office:string-value="1010001">
            <text:p>1010001</text:p>
          </table:table-cell>
          <table:table-cell table:formula="of:=BITAND([.B8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DEC2BIN([.B85])" office:value-type="string" office:string-value="1010010">
            <text:p>1010010</text:p>
          </table:table-cell>
          <table:table-cell table:formula="of:=BITAND([.B8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DEC2BIN([.B86])" office:value-type="string" office:string-value="1010011">
            <text:p>1010011</text:p>
          </table:table-cell>
          <table:table-cell table:formula="of:=BITAND([.B8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DEC2BIN([.B87])" office:value-type="string" office:string-value="1010100">
            <text:p>1010100</text:p>
          </table:table-cell>
          <table:table-cell table:formula="of:=BITAND([.B8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DEC2BIN([.B88])" office:value-type="string" office:string-value="1010101">
            <text:p>1010101</text:p>
          </table:table-cell>
          <table:table-cell table:formula="of:=BITAND([.B8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DEC2BIN([.B89])" office:value-type="string" office:string-value="1010110">
            <text:p>1010110</text:p>
          </table:table-cell>
          <table:table-cell table:formula="of:=BITAND([.B8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DEC2BIN([.B90])" office:value-type="string" office:string-value="1010111">
            <text:p>1010111</text:p>
          </table:table-cell>
          <table:table-cell table:formula="of:=BITAND([.B90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DEC2BIN([.B91])" office:value-type="string" office:string-value="1011000">
            <text:p>1011000</text:p>
          </table:table-cell>
          <table:table-cell table:formula="of:=BITAND([.B91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DEC2BIN([.B92])" office:value-type="string" office:string-value="1011001">
            <text:p>1011001</text:p>
          </table:table-cell>
          <table:table-cell table:formula="of:=BITAND([.B92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DEC2BIN([.B93])" office:value-type="string" office:string-value="1011010">
            <text:p>1011010</text:p>
          </table:table-cell>
          <table:table-cell table:formula="of:=BITAND([.B9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DEC2BIN([.B94])" office:value-type="string" office:string-value="1011011">
            <text:p>1011011</text:p>
          </table:table-cell>
          <table:table-cell table:formula="of:=BITAND([.B9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DEC2BIN([.B95])" office:value-type="string" office:string-value="1011100">
            <text:p>1011100</text:p>
          </table:table-cell>
          <table:table-cell table:formula="of:=BITAND([.B95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DEC2BIN([.B96])" office:value-type="string" office:string-value="1011101">
            <text:p>1011101</text:p>
          </table:table-cell>
          <table:table-cell table:formula="of:=BITAND([.B96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DEC2BIN([.B97])" office:value-type="string" office:string-value="1011110">
            <text:p>1011110</text:p>
          </table:table-cell>
          <table:table-cell table:formula="of:=BITAND([.B9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DEC2BIN([.B98])" office:value-type="string" office:string-value="1011111">
            <text:p>1011111</text:p>
          </table:table-cell>
          <table:table-cell table:formula="of:=BITAND([.B9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DEC2BIN([.B99])" office:value-type="string" office:string-value="1100000">
            <text:p>1100000</text:p>
          </table:table-cell>
          <table:table-cell table:formula="of:=BITAND([.B99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DEC2BIN([.B100])" office:value-type="string" office:string-value="1100001">
            <text:p>1100001</text:p>
          </table:table-cell>
          <table:table-cell table:formula="of:=BITAND([.B100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DEC2BIN([.B101])" office:value-type="string" office:string-value="1100010">
            <text:p>1100010</text:p>
          </table:table-cell>
          <table:table-cell table:formula="of:=BITAND([.B101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DEC2BIN([.B102])" office:value-type="string" office:string-value="1100011">
            <text:p>1100011</text:p>
          </table:table-cell>
          <table:table-cell table:formula="of:=BITAND([.B102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DEC2BIN([.B103])" office:value-type="string" office:string-value="1100100">
            <text:p>1100100</text:p>
          </table:table-cell>
          <table:table-cell table:formula="of:=BITAND([.B103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DEC2BIN([.B104])" office:value-type="string" office:string-value="1100101">
            <text:p>1100101</text:p>
          </table:table-cell>
          <table:table-cell table:formula="of:=BITAND([.B104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DEC2BIN([.B105])" office:value-type="string" office:string-value="1100110">
            <text:p>1100110</text:p>
          </table:table-cell>
          <table:table-cell table:formula="of:=BITAND([.B105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DEC2BIN([.B106])" office:value-type="string" office:string-value="1100111">
            <text:p>1100111</text:p>
          </table:table-cell>
          <table:table-cell table:formula="of:=BITAND([.B106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DEC2BIN([.B107])" office:value-type="string" office:string-value="1101000">
            <text:p>1101000</text:p>
          </table:table-cell>
          <table:table-cell table:formula="of:=BITAND([.B107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DEC2BIN([.B108])" office:value-type="string" office:string-value="1101001">
            <text:p>1101001</text:p>
          </table:table-cell>
          <table:table-cell table:formula="of:=BITAND([.B108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DEC2BIN([.B109])" office:value-type="string" office:string-value="1101010">
            <text:p>1101010</text:p>
          </table:table-cell>
          <table:table-cell table:formula="of:=BITAND([.B109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DEC2BIN([.B110])" office:value-type="string" office:string-value="1101011">
            <text:p>1101011</text:p>
          </table:table-cell>
          <table:table-cell table:formula="of:=BITAND([.B110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DEC2BIN([.B111])" office:value-type="string" office:string-value="1101100">
            <text:p>1101100</text:p>
          </table:table-cell>
          <table:table-cell table:formula="of:=BITAND([.B111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DEC2BIN([.B112])" office:value-type="string" office:string-value="1101101">
            <text:p>1101101</text:p>
          </table:table-cell>
          <table:table-cell table:formula="of:=BITAND([.B112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DEC2BIN([.B113])" office:value-type="string" office:string-value="1101110">
            <text:p>1101110</text:p>
          </table:table-cell>
          <table:table-cell table:formula="of:=BITAND([.B113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DEC2BIN([.B114])" office:value-type="string" office:string-value="1101111">
            <text:p>1101111</text:p>
          </table:table-cell>
          <table:table-cell table:formula="of:=BITAND([.B114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DEC2BIN([.B115])" office:value-type="string" office:string-value="1110000">
            <text:p>1110000</text:p>
          </table:table-cell>
          <table:table-cell table:formula="of:=BITAND([.B11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DEC2BIN([.B116])" office:value-type="string" office:string-value="1110001">
            <text:p>1110001</text:p>
          </table:table-cell>
          <table:table-cell table:formula="of:=BITAND([.B11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DEC2BIN([.B117])" office:value-type="string" office:string-value="1110010">
            <text:p>1110010</text:p>
          </table:table-cell>
          <table:table-cell table:formula="of:=BITAND([.B117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DEC2BIN([.B118])" office:value-type="string" office:string-value="1110011">
            <text:p>1110011</text:p>
          </table:table-cell>
          <table:table-cell table:formula="of:=BITAND([.B118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DEC2BIN([.B119])" office:value-type="string" office:string-value="1110100">
            <text:p>1110100</text:p>
          </table:table-cell>
          <table:table-cell table:formula="of:=BITAND([.B11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DEC2BIN([.B120])" office:value-type="string" office:string-value="1110101">
            <text:p>1110101</text:p>
          </table:table-cell>
          <table:table-cell table:formula="of:=BITAND([.B120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DEC2BIN([.B121])" office:value-type="string" office:string-value="1110110">
            <text:p>1110110</text:p>
          </table:table-cell>
          <table:table-cell table:formula="of:=BITAND([.B121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DEC2BIN([.B122])" office:value-type="string" office:string-value="1110111">
            <text:p>1110111</text:p>
          </table:table-cell>
          <table:table-cell table:formula="of:=BITAND([.B122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DEC2BIN([.B123])" office:value-type="string" office:string-value="1111000">
            <text:p>1111000</text:p>
          </table:table-cell>
          <table:table-cell table:formula="of:=BITAND([.B123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DEC2BIN([.B124])" office:value-type="string" office:string-value="1111001">
            <text:p>1111001</text:p>
          </table:table-cell>
          <table:table-cell table:formula="of:=BITAND([.B124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DEC2BIN([.B125])" office:value-type="string" office:string-value="1111010">
            <text:p>1111010</text:p>
          </table:table-cell>
          <table:table-cell table:formula="of:=BITAND([.B125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DEC2BIN([.B126])" office:value-type="string" office:string-value="1111011">
            <text:p>1111011</text:p>
          </table:table-cell>
          <table:table-cell table:formula="of:=BITAND([.B126];4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DEC2BIN([.B127])" office:value-type="string" office:string-value="1111100">
            <text:p>1111100</text:p>
          </table:table-cell>
          <table:table-cell table:formula="of:=BITAND([.B127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DEC2BIN([.B128])" office:value-type="string" office:string-value="1111101">
            <text:p>1111101</text:p>
          </table:table-cell>
          <table:table-cell table:formula="of:=BITAND([.B128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DEC2BIN([.B129])" office:value-type="string" office:string-value="1111110">
            <text:p>1111110</text:p>
          </table:table-cell>
          <table:table-cell table:formula="of:=BITAND([.B129];4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DEC2BIN([.B130])" office:value-type="string" office:string-value="1111111">
            <text:p>1111111</text:p>
          </table:table-cell>
          <table:table-cell table:formula="of:=BITAND([.B130];4)" office:value-type="float" office:value="4">
            <text:p>4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тон Домолазов</meta:initial-creator>
    <meta:creation-date>2013-08-30T09:21:29</meta:creation-date>
    <dc:date>2013-08-30T10:21:17</dc:date>
    <dc:creator>Антон Домолазов</dc:creator>
    <meta:editing-duration>PT51M47S</meta:editing-duration>
    <meta:editing-cycles>2</meta:editing-cycles>
    <meta:generator>LibreOffice/3.5$Linux_x86 LibreOffice_project/350m1$Build-2</meta:generator>
    <meta:document-statistic meta:table-count="3" meta:cell-count="385" meta:object-count="0"/>
  </office:meta>
</office:document-meta>
</file>